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margin-bottom="0in" fo:line-height="100%"/>
    </style:style>
    <style:style style:name="T3" style:parent-style-name="Bekezdésalapbetűtípusa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4" style:parent-style-name="Hiperhivatkozás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5" style:parent-style-name="Bekezdésalapbetűtípusa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6" style:parent-style-name="Bekezdésalapbetűtípusa" style:family="text"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P7" style:parent-style-name="Normá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hu" style:country-asian="HU"/>
    </style:style>
    <style:style style:name="TableColumn9" style:family="table-column">
      <style:table-column-properties style:column-width="1.8708in"/>
    </style:style>
    <style:style style:name="TableColumn10" style:family="table-column">
      <style:table-column-properties style:column-width="2.3645in"/>
    </style:style>
    <style:style style:name="TableColumn11" style:family="table-column">
      <style:table-column-properties style:column-width="1.6013in"/>
    </style:style>
    <style:style style:name="Table8" style:family="table">
      <style:table-properties style:width="5.8368in" fo:margin-left="0in" table:align="left"/>
    </style:style>
    <style:style style:name="TableRow12" style:family="table-row">
      <style:table-row-properties style:min-row-height="0.2187in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ál" style:family="paragraph">
      <style:paragraph-properties fo:text-align="center" fo:margin-bottom="0in" fo:line-height="100%" fo:margin-right="0.6388in"/>
      <style:text-properties style:font-name="Calibri"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hu" style:country-asian="HU"/>
    </style:style>
    <style:style style:name="TableCell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" style:parent-style-name="Normál" style:family="paragraph">
      <style:paragraph-properties fo:margin-bottom="0in" fo:line-height="100%" fo:margin-right="0.6388in"/>
    </style:style>
    <style:style style:name="T17" style:parent-style-name="Bekezdésalapbetűtípusa" style:family="text"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Row20" style:family="table-row">
      <style:table-row-properties style:min-row-height="0.2083in"/>
    </style:style>
    <style:style style:name="TableCell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Cell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Cell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Cell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" style:parent-style-name="Normál" style:family="paragraph">
      <style:paragraph-properties fo:margin-bottom="0in" fo:line-height="100%" fo:margin-right="0.6388in"/>
    </style:style>
    <style:style style:name="T32" style:parent-style-name="Bekezdésalapbetűtípusa" style:family="text"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Cell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Row42" style:family="table-row">
      <style:table-row-properties style:min-row-height="0.3645in"/>
    </style:style>
    <style:style style:name="TableCell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fo:font-size="16pt" style:font-size-asian="16pt" style:font-size-complex="16pt" style:language-asian="hu" style:country-asian="HU"/>
    </style:style>
    <style:style style:name="TableCell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Cell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Cell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Cell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Row56" style:family="table-row">
      <style:table-row-properties style:min-row-height="0.2083in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TableCell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Cell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P66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P67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ál" style:family="paragraph">
      <style:paragraph-properties fo:margin-bottom="0in" fo:line-height="100%" fo:margin-right="0.6388in"/>
    </style:style>
    <style:style style:name="T70" style:parent-style-name="Bekezdésalapbetűtípusa" style:family="text">
      <style:text-properties style:font-name="Calibri" style:font-name-asian="Times New Roman" style:font-name-complex="Calibri" fo:color="#000000" style:language-asian="hu" style:country-asian="HU"/>
    </style:style>
    <style:style style:name="TableCell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" style:parent-style-name="Normál" style:family="paragraph">
      <style:paragraph-properties fo:margin-bottom="0in" fo:line-height="100%" fo:margin-right="0.6388in"/>
    </style:style>
    <style:style style:name="T73" style:parent-style-name="Bekezdésalapbetűtípusa" style:family="text">
      <style:text-properties style:font-name="Calibri" style:font-name-asian="Times New Roman" style:font-name-complex="Calibri" fo:color="#000000" style:language-asian="hu" style:country-asian="HU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font-weight="bold" style:font-weight-asian="bold" style:font-weight-complex="bold" fo:color="#000000" style:language-asian="hu" style:country-asian="HU"/>
    </style:style>
    <style:style style:name="TableCell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" style:parent-style-name="Normál" style:family="paragraph">
      <style:paragraph-properties fo:margin-bottom="0in" fo:line-height="100%" fo:margin-right="0.6388in"/>
    </style:style>
    <style:style style:name="T79" style:parent-style-name="Bekezdésalapbetűtípusa" style:family="text"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  <style:style style:name="TableCell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Cell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Row89" style:family="table-row">
      <style:table-row-properties style:min-row-height="0.2083in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ál" style:family="paragraph">
      <style:paragraph-properties fo:margin-bottom="0in" fo:line-height="100%" fo:margin-right="0.6388in"/>
      <style:text-properties style:font-name="Times New Roman" style:font-name-asian="Times New Roman" style:font-name-complex="Times New Roman" fo:font-size="10pt" style:font-size-asian="10pt" style:font-size-complex="10pt" style:language-asian="hu" style:country-asian="HU"/>
    </style:style>
    <style:style style:name="TableCell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" style:parent-style-name="Normál" style:family="paragraph">
      <style:paragraph-properties fo:margin-bottom="0in" fo:line-height="100%" fo:margin-right="0.6388in"/>
    </style:style>
    <style:style style:name="T94" style:parent-style-name="Bekezdésalapbetűtípusa" style:family="text"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 style:language-asian="hu" style:country-asian="HU"/>
    </style:style>
    <style:style style:name="TableCell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" style:parent-style-name="Normál" style:family="paragraph">
      <style:paragraph-properties fo:margin-bottom="0in" fo:line-height="100%" fo:margin-right="0.6388in"/>
      <style:text-properties style:font-name="Calibri" style:font-name-asian="Times New Roman" style:font-name-complex="Calibri" fo:color="#000000" style:language-asian="hu" style:country-asian="HU"/>
    </style:style>
  </office:automatic-styles>
  <office:body>
    <office:text text:use-soft-page-breaks="true">
      <text:p text:style-name="P1"/>
      <text:p text:style-name="P2">k73243049339<text:tab/><text:span text:style-name="T3"><text:s text:c="7"/></text:span><text:a xlink:href="mailto:k73243049339@ktch.hu" office:target-frame-name="_top" xlink:show="replace"><text:span text:style-name="T4">k73243049339@ktch.hu</text:span></text:a><text:span text:style-name="T5"><text:s text:c="10"/></text:span><text:span text:style-name="T6">Talián Lászlóné</text:span></text:p>
      <text:p text:style-name="P7"><text:bookmark-start text:name="_Hlk62467902"/>k73243049339@ktch.hu</text:p>
      <text:p text:style-name="Normál"><text:bookmark-end text:name="_Hlk62467902"/><text:s text:c="17"/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Microsoft fiók <text:s/></text:p>
          </table:table-cell>
          <table:table-cell table:style-name="TableCell15">
            <text:p text:style-name="P16"><text:a xlink:href="mailto:talianl@freemail.hu" office:target-frame-name="_top" xlink:show="replace"><text:span text:style-name="T17">talianl@freemail.hu</text:span></text:a></text:p>
          </table:table-cell>
          <table:table-cell table:style-name="TableCell18">
            <text:p text:style-name="P19">Ivanka1949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><text:a xlink:href="mailto:talianljudmila@gmail.com" office:target-frame-name="_top" xlink:show="replace"><text:span text:style-name="T32">talianljudmila@gmail.com</text:span></text:a></text:p>
          </table:table-cell>
          <table:table-cell table:style-name="TableCell33">
            <text:p text:style-name="P34">Viktor777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fb</text:p>
          </table:table-cell>
          <table:table-cell table:style-name="TableCell45">
            <text:p text:style-name="P46">talianljudmila@gmail.com</text:p>
          </table:table-cell>
          <table:table-cell table:style-name="TableCell47">
            <text:p text:style-name="P48">Mihail1949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CISCO</text:p>
          </table:table-cell>
          <table:table-cell table:style-name="TableCell59">
            <text:p text:style-name="P60">talianljudmila@gmail.com</text:p>
          </table:table-cell>
          <table:table-cell table:style-name="TableCell61">
            <text:p text:style-name="P62">Hanenko1926</text:p>
          </table:table-cell>
        </table:table-row>
        <table:table-row table:style-name="TableRow63">
          <table:table-cell table:style-name="TableCell64">
            <text:p text:style-name="P65"/>
            <text:p text:style-name="P66">GIT</text:p>
            <text:p text:style-name="P67"/>
          </table:table-cell>
          <table:table-cell table:style-name="TableCell68">
            <text:p text:style-name="P69"><text:span text:style-name="T70">talianljudmila@gmail.com</text:span></text:p>
          </table:table-cell>
          <table:table-cell table:style-name="TableCell71">
            <text:p text:style-name="P72"><text:span text:style-name="T73">Hanenko26</text:span></text:p>
          </table:table-cell>
        </table:table-row>
        <table:table-row table:style-name="TableRow74">
          <table:table-cell table:style-name="TableCell75">
            <text:p text:style-name="P76">Email</text:p>
          </table:table-cell>
          <table:table-cell table:style-name="TableCell77">
            <text:p text:style-name="P78"><text:a xlink:href="mailto:talianl@freemail.hu" office:target-frame-name="_top" xlink:show="replace"><text:span text:style-name="T79">talianl@freemail.hu</text:span></text:a></text:p>
          </table:table-cell>
          <table:table-cell table:style-name="TableCell80">
            <text:p text:style-name="P81">Milla777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><text:a xlink:href="mailto:talianljudmila@gmail.com" office:target-frame-name="_top" xlink:show="replace"><text:span text:style-name="T94">talianljudmila@gmail.com</text:span></text:a></text:p>
          </table:table-cell>
          <table:table-cell table:style-name="TableCell95">
            <text:p text:style-name="P96">Viktor777</text:p>
          </table:table-cell>
        </table:table-row>
      </table:table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5T10:44:00Z</meta:creation-date>
    <dc:date>2021-01-25T10:53:00Z</dc:date>
    <meta:template xlink:href="Normal" xlink:type="simple"/>
    <meta:editing-cycles>2</meta:editing-cycles>
    <meta:editing-duration>PT540S</meta:editing-duration>
    <meta:document-statistic meta:page-count="1" meta:paragraph-count="1" meta:word-count="80" meta:character-count="633" meta:row-count="4" meta:non-whitespace-character-count="554"/>
  </office:meta>
</office:document-meta>
</file>